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ca04a" officeooo:paragraph-rsid="000ca04a"/>
    </style:style>
    <style:style style:name="P2" style:family="paragraph" style:parent-style-name="Standard">
      <style:text-properties style:font-name="DejaVu Sans" fo:font-size="11pt" officeooo:rsid="000ca04a" officeooo:paragraph-rsid="000ca04a" style:font-size-asian="9.60000038146973pt" style:font-size-complex="11pt"/>
    </style:style>
    <style:style style:name="P3" style:family="paragraph" style:parent-style-name="Standard">
      <loext:graphic-properties draw:fill="none"/>
      <style:paragraph-properties fo:margin-left="0cm" fo:margin-right="3.6cm" fo:text-indent="0cm" style:auto-text-indent="false" fo:background-color="transparent"/>
      <style:text-properties style:font-name="DejaVu Sans" fo:font-size="11pt" officeooo:rsid="000ca04a" officeooo:paragraph-rsid="000ca04a" style:font-size-asian="9.60000038146973pt" style:font-size-complex="11pt"/>
    </style:style>
    <style:style style:name="P4" style:family="paragraph" style:parent-style-name="Standard">
      <loext:graphic-properties draw:fill="none"/>
      <style:paragraph-properties fo:margin-left="0cm" fo:margin-right="3.6cm" fo:text-indent="0cm" style:auto-text-indent="false" fo:background-color="transparent"/>
      <style:text-properties style:font-name="DejaVu Sans" fo:font-size="11pt" officeooo:rsid="000e6982" officeooo:paragraph-rsid="000e6982" style:font-size-asian="9.60000038146973pt" style:font-size-complex="11pt"/>
    </style:style>
    <style:style style:name="P5" style:family="paragraph" style:parent-style-name="Standard" style:master-page-name="">
      <loext:graphic-properties draw:fill="none"/>
      <style:paragraph-properties fo:margin-left="0cm" fo:margin-right="3.6cm" fo:text-indent="0cm" style:auto-text-indent="false" style:page-number="auto" fo:background-color="transparent"/>
      <style:text-properties style:font-name="DejaVu Sans" fo:font-size="11pt" officeooo:rsid="000ca04a" officeooo:paragraph-rsid="000ca04a" style:font-size-asian="9.60000038146973pt" style:font-size-complex="11pt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officeooo:rsid="000e6982" officeooo:paragraph-rsid="000e6982" style:font-size-asian="9.60000038146973pt" style:font-size-complex="11pt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fo:font-weight="bold" officeooo:rsid="000e6982" officeooo:paragraph-rsid="000e6982" style:font-size-asian="9.60000038146973pt" style:font-weight-asian="bold" style:font-size-complex="11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fo:font-weight="bold" officeooo:rsid="000fa569" officeooo:paragraph-rsid="000fa569" style:font-size-asian="9.60000038146973pt" style:font-weight-asian="bold" style:font-size-complex="11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fo:font-weight="normal" officeooo:rsid="000fa569" officeooo:paragraph-rsid="000fa569" style:font-size-asian="9.60000038146973pt" style:font-weight-asian="normal" style:font-size-complex="11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normal" officeooo:rsid="000fa569" officeooo:paragraph-rsid="000fa569" style:font-size-asian="9.60000038146973pt" style:font-weight-asian="normal" style:font-size-complex="11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normal" officeooo:rsid="00124abb" officeooo:paragraph-rsid="00124abb" style:font-size-asian="9.60000038146973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normal" officeooo:rsid="0012c580" officeooo:paragraph-rsid="0012c580" style:font-size-asian="9.60000038146973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normal" officeooo:rsid="00141c1b" officeooo:paragraph-rsid="00141c1b" style:font-size-asian="9.60000038146973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bold" officeooo:rsid="0010657e" officeooo:paragraph-rsid="0010657e" style:font-size-asian="9.60000038146973pt" style:font-weight-asian="bold" style:font-size-complex="11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bold" officeooo:rsid="0012c580" officeooo:paragraph-rsid="0012c580" style:font-size-asian="9.60000038146973pt" style:font-weight-asian="bold" style:font-size-complex="11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bold" officeooo:rsid="00141c1b" officeooo:paragraph-rsid="00141c1b" style:font-size-asian="9.60000038146973pt" style:font-weight-asian="bold" style:font-size-complex="11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solid" style:text-underline-width="auto" style:text-underline-color="font-color" fo:font-weight="normal" officeooo:rsid="000fa569" officeooo:paragraph-rsid="000fa569" style:font-size-asian="9.60000038146973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normal" officeooo:rsid="00141c1b" officeooo:paragraph-rsid="00141c1b" style:font-size-asian="9.60000038146973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normal" officeooo:rsid="00158191" officeooo:paragraph-rsid="00158191" style:font-size-asian="9.60000038146973pt" style:font-weight-asian="normal" style:font-size-complex="11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normal" officeooo:rsid="00167ee3" officeooo:paragraph-rsid="00167ee3" style:font-size-asian="9.60000038146973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normal" officeooo:rsid="0018356d" officeooo:paragraph-rsid="0018356d" style:font-size-asian="9.60000038146973pt" style:font-weight-asian="normal" style:font-size-complex="11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normal" officeooo:rsid="0019e140" officeooo:paragraph-rsid="0019e140" style:font-size-asian="9.60000038146973pt" style:font-weight-asian="normal" style:font-size-complex="11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normal" officeooo:rsid="001ad3d7" officeooo:paragraph-rsid="001ad3d7" style:font-size-asian="9.60000038146973pt" style:font-weight-asian="normal" style:font-size-complex="11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normal" officeooo:rsid="001e6544" officeooo:paragraph-rsid="001e6544" style:font-size-asian="9.60000038146973pt" style:font-weight-asian="normal" style:font-size-complex="11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normal" officeooo:rsid="00205191" officeooo:paragraph-rsid="00205191" style:font-size-asian="9.60000038146973pt" style:font-weight-asian="normal" style:font-size-complex="11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normal" officeooo:rsid="00221143" officeooo:paragraph-rsid="00221143" style:font-size-asian="9.60000038146973pt" style:font-weight-asian="normal" style:font-size-complex="11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normal" officeooo:rsid="0023b2ea" officeooo:paragraph-rsid="0023b2ea" style:font-size-asian="9.60000038146973pt" style:font-weight-asian="normal" style:font-size-complex="11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normal" officeooo:rsid="0023b2ea" officeooo:paragraph-rsid="0025e284" style:font-size-asian="9.60000038146973pt" style:font-weight-asian="normal" style:font-size-complex="11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normal" officeooo:rsid="00252cb7" officeooo:paragraph-rsid="00252cb7" style:font-size-asian="9.60000038146973pt" style:font-weight-asian="normal" style:font-size-complex="11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normal" officeooo:rsid="0025e284" officeooo:paragraph-rsid="0025e284" style:font-size-asian="9.60000038146973pt" style:font-weight-asian="normal" style:font-size-complex="11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normal" officeooo:rsid="002708ff" officeooo:paragraph-rsid="002708ff" style:font-size-asian="9.60000038146973pt" style:font-weight-asian="normal" style:font-size-complex="11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normal" officeooo:rsid="002708ff" officeooo:paragraph-rsid="002a0ef9" style:font-size-asian="9.60000038146973pt" style:font-weight-asian="normal" style:font-size-complex="11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normal" officeooo:rsid="0028d8ec" officeooo:paragraph-rsid="0028d8ec" style:font-size-asian="9.60000038146973pt" style:font-weight-asian="normal" style:font-size-complex="11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normal" officeooo:rsid="002a0ef9" officeooo:paragraph-rsid="002708ff" style:font-size-asian="9.60000038146973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normal" officeooo:rsid="002a0ef9" officeooo:paragraph-rsid="002a0ef9" style:font-size-asian="9.60000038146973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bold" officeooo:rsid="0018356d" officeooo:paragraph-rsid="0018356d" style:font-size-asian="9.60000038146973pt" style:font-weight-asian="bold" style:font-size-complex="11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bold" officeooo:rsid="0019e140" officeooo:paragraph-rsid="0019e140" style:font-size-asian="9.60000038146973pt" style:font-weight-asian="bold" style:font-size-complex="11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bold" officeooo:rsid="001e6544" officeooo:paragraph-rsid="001e6544" style:font-size-asian="9.60000038146973pt" style:font-weight-asian="bold" style:font-size-complex="11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bold" officeooo:rsid="00205191" officeooo:paragraph-rsid="00205191" style:font-size-asian="9.60000038146973pt" style:font-weight-asian="bold" style:font-size-complex="11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bold" officeooo:rsid="0023b2ea" officeooo:paragraph-rsid="0023b2ea" style:font-size-asian="9.60000038146973pt" style:font-weight-asian="bold" style:font-size-complex="11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" fo:font-size="11pt" style:text-underline-style="none" fo:font-weight="bold" officeooo:rsid="0025e284" officeooo:paragraph-rsid="0025e284" style:font-size-asian="9.60000038146973pt" style:font-weight-asian="bold" style:font-size-complex="11pt" style:font-weight-complex="bold"/>
    </style:style>
    <style:style style:name="P42" style:family="paragraph" style:parent-style-name="Standard">
      <style:text-properties style:font-name="DejaVu Sans" fo:font-size="11pt" fo:font-weight="bold" officeooo:rsid="000ca04a" officeooo:paragraph-rsid="000ca04a" style:font-size-asian="11pt" style:font-weight-asian="bold" style:font-size-complex="11pt" style:font-weight-complex="bold"/>
    </style:style>
    <style:style style:name="T1" style:family="text">
      <style:text-properties officeooo:rsid="001c74f2"/>
    </style:style>
    <style:style style:name="T2" style:family="text">
      <style:text-properties officeooo:rsid="0023b2ea"/>
    </style:style>
    <style:style style:name="T3" style:family="text">
      <style:text-properties officeooo:rsid="00252cb7"/>
    </style:style>
    <style:style style:name="T4" style:family="text">
      <style:text-properties officeooo:rsid="002708ff"/>
    </style:style>
    <style:style style:name="T5" style:family="text">
      <style:text-properties officeooo:rsid="002a0e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Órdenes Linux relacionadas con archivos y directorios</text:p>
      <text:p text:style-name="P1"/>
      <text:p text:style-name="P2">cd <text:tab/><text:tab/><text:tab/><text:tab/><text:tab/>\\Orden para moverse por los directorios</text:p>
      <text:p text:style-name="P2">pwd<text:tab/><text:tab/><text:tab/><text:tab/><text:tab/>\\Indica el directorio actual</text:p>
      <text:p text:style-name="P2"/>
      <text:p text:style-name="P2">mkdir nombre<text:tab/><text:tab/><text:tab/>\\Creamos directorios</text:p>
      <text:p text:style-name="P2">rmdir nombre</text:p>
      <text:p text:style-name="P2">mkdir ./Escritorio/nombre </text:p>
      <text:p text:style-name="P2"/>
      <text:p text:style-name="P2">cat archivo <text:tab/><text:tab/><text:tab/><text:tab/>\\Muestra el contenido de un archivos</text:p>
      <text:p text:style-name="P5">cp archivo1 archivo2<text:tab/><text:tab/>\\Copia un archivo a otro, si no existe lo crea</text:p>
      <text:p text:style-name="P3"/>
      <text:p text:style-name="P4">mv fuente destino<text:tab/><text:tab/><text:tab/>\\Mueve los archivos o directorios</text:p>
      <text:p text:style-name="P4"/>
      <text:p text:style-name="P4">ls -l<text:tab/><text:tab/><text:tab/><text:tab/><text:tab/>\\Indica información relativa a cada archivo1</text:p>
      <text:p text:style-name="P4"/>
      <text:p text:style-name="P4">file nombre<text:tab/><text:tab/><text:tab/><text:tab/>\\Indica el tipo de archivo1</text:p>
      <text:p text:style-name="P4">more nombre<text:tab/><text:tab/><text:tab/>\\Visualiza el contenido pero paginado</text:p>
      <text:p text:style-name="P4"/>
      <text:p text:style-name="P6">rm archivo<text:tab/><text:tab/><text:tab/><text:tab/>\\Borra el archivo o directorio con todo su contenido</text:p>
      <text:p text:style-name="P6"/>
      <text:p text:style-name="P6">touch archivos<text:tab/><text:tab/><text:tab/>\\Crea archivos y actualiza la hora de archivos ya creados</text:p>
      <text:p text:style-name="P6"/>
      <text:p text:style-name="P6">tail -n prueba<text:tab/><text:tab/><text:tab/>\\Muestra las n líneas finales</text:p>
      <text:p text:style-name="P6">head -n prueba<text:tab/><text:tab/><text:tab/>\\Muestra las n líneas primeras</text:p>
      <text:p text:style-name="P6"/>
      <text:p text:style-name="P7">Significado de las letras ls -l</text:p>
      <text:p text:style-name="P6">Muestra los permisos del archivo o directorio, divididos en usuario, grupo y general</text:p>
      <text:p text:style-name="P6">r:read<text:tab/><text:tab/>w:write<text:tab/>x:execute</text:p>
      <text:p text:style-name="P6"/>
      <text:p text:style-name="P7">Metacaracteres de archivo</text:p>
      <text:p text:style-name="P6"/>
      <text:p text:style-name="P6">?<text:tab/>prueba?.txt<text:tab/><text:tab/><text:tab/>\\Sustituye a un caracter</text:p>
      <text:p text:style-name="P6">*<text:tab/>*.txt<text:tab/><text:tab/><text:tab/><text:tab/>\\Sustituye una cadena entera</text:p>
      <text:p text:style-name="P6">[]<text:tab/>ls -l *[ch]<text:tab/><text:tab/><text:tab/>\\Busca cualquier archivo que termine en c o h</text:p>
      <text:p text:style-name="P6">{}<text:tab/>ls -l {hebras,pipes}.c<text:tab/>\\Muestra los archivos con esos nombres y terminación</text:p>
      <text:p text:style-name="P6"/>
      <text:p text:style-name="P8">Modificación de permisos</text:p>
      <text:p text:style-name="P9">chmod <text:tab/><text:tab/><text:tab/><text:tab/>\\Cambia los permisos (lectura, escritura, ejecución)</text:p>
      <text:p text:style-name="P9">Para escoger el usuario afectado, es: u (user), g (group), o (other users), a (all users).</text:p>
      <text:p text:style-name="P9">chmod g+w ej2<text:tab/><text:tab/><text:tab/>\\Da permisos al grupo para escribir los datos</text:p>
      <text:p text:style-name="P9">Pasa de -rw-r--r-- <text:s text:c="2"/>a <text:s text:c="3"/>-rw-rw-r--<text:tab/>\\El primero de u, segundo g y tercero o</text:p>
      <text:p text:style-name="P9">chmod ug+rw ej2<text:tab/><text:tab/><text:tab/>\\Da permisos al usuario y al grupo de r y w</text:p>
      <text:p text:style-name="P9">chmod u+x, g-w<text:tab/><text:tab/><text:tab/>\\Forma de escribir</text:p>
      <text:p text:style-name="P17"/>
      <text:p text:style-name="P10">chmod 754 i<text:tab/><text:tab/>Pasa de -rw-rwx-r-- <text:s text:c="2"/>a <text:s/>-rwxr-xr--</text:p>
      <text:p text:style-name="P10">El 7 da todos los permisos (111), el 5 (101, y el 4 (100), da los permisos en binario</text:p>
      <text:p text:style-name="P12">Esto es que cada numero es un grupo de 3 binarios y corresponden a u, g, o, siendo 1 el permiso y 0 quitandolo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oft-page-break/>Redireccionamiento con metacaracteres</text:p>
      <text:p text:style-name="P11">cat &lt; arch<text:tab/><text:tab/><text:tab/><text:tab/>\\Es igual que cat arch, no se va a usar</text:p>
      <text:p text:style-name="P11"/>
      <text:p text:style-name="P11">cat &gt; arch<text:tab/><text:tab/><text:tab/><text:tab/>\\Mete el texto en un archivo, si ese archivo existía</text:p>
      <text:p text:style-name="P11">ls -l &gt; arch<text:tab/><text:tab/><text:tab/><text:tab/>\\sobreescribe el contenido</text:p>
      <text:p text:style-name="P11">pwd &gt;&gt;<text:tab/><text:tab/><text:tab/><text:tab/>\\Con esto lo escribe después sin sobreescribir</text:p>
      <text:p text:style-name="P11"/>
      <text:p text:style-name="P12">&amp;&gt;<text:tab/><text:tab/><text:tab/><text:tab/><text:tab/>\\Esto pasa el contenido del archivo y el error</text:p>
      <text:p text:style-name="P12">&amp;&gt;&gt;<text:tab/><text:tab/><text:tab/><text:tab/><text:tab/>\\Igual que antes lo escribe acontinuación, si queremos solo el</text:p>
      <text:p text:style-name="P12"><text:tab/><text:tab/><text:tab/><text:tab/><text:tab/>\\error ponemos 2&gt;</text:p>
      <text:p text:style-name="P12"/>
      <text:p text:style-name="P15">Creación de cauces</text:p>
      <text:p text:style-name="P12">ls -l *e | head -2<text:tab/><text:tab/><text:tab/>\\Muestra en la terminal solo las 2 primeras líneas de al orden</text:p>
      <text:p text:style-name="P12"/>
      <text:p text:style-name="P16">Metacaracteres sintácticos</text:p>
      <text:p text:style-name="P13">pwd ; date<text:tab/><text:tab/><text:tab/><text:tab/>\\Permite ejecutar dos o más ordenes en una misma línea</text:p>
      <text:p text:style-name="P13">pwd ; date | wc<text:tab/><text:tab/><text:tab/>\\wc nos muestra el número de líneas, pone 1 porque coge date</text:p>
      <text:p text:style-name="P13"/>
      <text:p text:style-name="P13">(pwd ; date) | wc<text:tab/><text:tab/><text:tab/>\\Con esto el wc muestra el de los 2</text:p>
      <text:p text:style-name="P13"/>
      <text:p text:style-name="P13">&amp;&amp;<text:tab/><text:tab/><text:tab/><text:tab/><text:tab/>\\Condicional y, que tienen que realizarse bien las 2 ordenes</text:p>
      <text:p text:style-name="P13"><text:tab/><text:tab/><text:tab/><text:tab/><text:tab/>\\respecto al orden en el que se ha escrito</text:p>
      <text:p text:style-name="P13">||<text:tab/><text:tab/><text:tab/><text:tab/><text:tab/>\\Condicional o, da igual si una no se realiza</text:p>
      <text:p text:style-name="P13"/>
      <text:p text:style-name="P16">Muestra en pantalla</text:p>
      <text:p text:style-name="P13">ls existe &amp;&amp; wc existe || echo "no existe"<text:tab/>\\Mostraria en pantalla las primeras ordenes</text:p>
      <text:p text:style-name="P13"><text:tab/><text:tab/><text:tab/><text:tab/><text:tab/>\\Si no existe, daría un error y después se ejecuta el echo</text:p>
      <text:p text:style-name="P13"/>
      <text:p text:style-name="P19">who<text:tab/><text:tab/><text:tab/><text:tab/><text:tab/>\\Muestra los usuarios del sistema</text:p>
      <text:p text:style-name="P19"/>
      <text:p text:style-name="P20">(ls existe || echo "no existe") &amp;&gt; archivo</text:p>
      <text:p text:style-name="P20">(ls existe || echo "no existe") 2&gt; archivo<text:tab/><text:tab/>\\Sin ejecución</text:p>
      <text:p text:style-name="P20"/>
      <text:p text:style-name="P20"/>
      <text:p text:style-name="P36">Variables</text:p>
      <text:p text:style-name="P21">env, printenv<text:tab/><text:tab/><text:tab/>\\Son variables que tiene el sistema</text:p>
      <text:p text:style-name="P21">set<text:span text:style-name="T2">, unset<text:tab/></text:span><text:tab/><text:tab/><text:tab/>\\Para variables locales</text:p>
      <text:p text:style-name="P21">help variables<text:tab/><text:tab/><text:tab/>\\Muestra información acerca de esas variables</text:p>
      <text:p text:style-name="P21"/>
      <text:p text:style-name="P36">Creación de variables</text:p>
      <text:p text:style-name="P21">var=1<text:tab/><text:tab/><text:tab/><text:tab/><text:tab/>\\Nombre variable, y valor a asignar</text:p>
      <text:p text:style-name="P21">echo $var<text:tab/><text:tab/><text:tab/><text:tab/>\\Muestra el contenido de la variables</text:p>
      <text:p text:style-name="P21">v=(rojo azul verde)<text:tab/><text:tab/><text:tab/>\\Esta es la creación de un vector</text:p>
      <text:p text:style-name="P21">echo ${v[0]}<text:tab/><text:tab/><text:tab/>\\Mostraría rojo</text:p>
      <text:p text:style-name="P21"/>
      <text:p text:style-name="P21">unset v<text:tab/><text:tab/><text:tab/><text:tab/>\\Esta orden borraría la variables</text:p>
      <text:p text:style-name="P21"/>
      <text:p text:style-name="P36">Variables especiales</text:p>
      <text:p text:style-name="P21">$BASH<text:tab/><text:tab/><text:tab/><text:tab/>\\La ruta de acceso completa para ejecutar la instancia</text:p>
      <text:p text:style-name="P21">$HOME<text:tab/><text:tab/><text:tab/><text:tab/>\\Contiene la direccion del directorio raiz de usuario</text:p>
      <text:p text:style-name="P21">$PATH<text:tab/><text:tab/><text:tab/><text:tab/><text:tab/>\\Guarda el camino de búsqueda de las órdenes</text:p>
      <text:p text:style-name="P21">$?<text:tab/><text:tab/><text:tab/><text:tab/><text:tab/>\\Contiene el código de la última orden o guión, 1 o 0</text:p>
      <text:p text:style-name="P21"><text:tab/><text:tab/><text:tab/><text:tab/><text:tab/>\\para mirar si el contenido anterior está bien ejecutado</text:p>
      <text:p text:style-name="P21"/>
      <text:p text:style-name="P21"/>
      <text:p text:style-name="P21"/>
      <text:p text:style-name="P36"><text:soft-page-break/>Otra manera de creación de variables</text:p>
      <text:p text:style-name="P21">declare -i IVA=18<text:tab/><text:tab/><text:tab/>\\Se indica el tipo de la variable, mirar help declare</text:p>
      <text:p text:style-name="P22">declare -p IVA<text:tab/><text:tab/><text:tab/>\\Muestra el nombre y el valor de la variable</text:p>
      <text:p text:style-name="P22"/>
      <text:p text:style-name="P22">Hay otros como -r para indicar que es solo de lectura, -a indicar que es matriz, -x que es exportable</text:p>
      <text:p text:style-name="P22"/>
      <text:p text:style-name="P37">Exportar variables</text:p>
      <text:p text:style-name="P22">Cuando declaras una variable, y escribes bash en la terminal, accedes como a otro área de trabajo donde no tienes declarada esa variable. Para mantener la variable hacemos:</text:p>
      <text:p text:style-name="P22"/>
      <text:p text:style-name="P22">export variable<text:tab/><text:tab/><text:tab/>\\Ahora si se puede usar</text:p>
      <text:p text:style-name="P22">declare -ix var=3<text:tab/><text:tab/><text:tab/>\\Asi indiraríamos el tipo y que es exportable</text:p>
      <text:p text:style-name="P22"/>
      <text:p text:style-name="P37">Significado de las diferentes comillas en las órdenes</text:p>
      <text:p text:style-name="P22">echo "Los archivos que hay en el directorio son: $(ls -l)"</text:p>
      <text:p text:style-name="P22">echo "Los archivos que hay en el directorio son: `ls -l`"</text:p>
      <text:p text:style-name="P22"/>
      <text:p text:style-name="P23">Imprimen lo mismo, son diferentes formas para escribirlo, recordar que son ` no '.</text:p>
      <text:p text:style-name="P23">Los caracteres !, $, \ y ` hacen que escriban entre " " el significado de su función</text:p>
      <text:p text:style-name="P23"/>
      <text:p text:style-name="P23">echo 'En el libro Peters cat'<text:tab/>\\Imprime eso</text:p>
      <text:p text:style-name="P23">echo 'En el libro Peter's cat'<text:tab/>\\Da error, para hacerlo bien</text:p>
      <text:p text:style-name="P23">echo 'En el libro Peter'\'<text:span text:style-name="T1">'</text:span>s cat'<text:tab/>\\Lo imprime sin errores</text:p>
      <text:p text:style-name="P23"/>
      <text:p text:style-name="P23">Es más fácil si directamente escribimos la frase entre " ".</text:p>
      <text:p text:style-name="P21"/>
      <text:p text:style-name="P38">Asignación de resultados de órdenes a variables</text:p>
      <text:p text:style-name="P24">var=`orden`</text:p>
      <text:p text:style-name="P24">echo $var<text:tab/><text:tab/><text:tab/><text:tab/>\\Nos muestra el contenido de la orden anterior</text:p>
      <text:p text:style-name="P25">num=1</text:p>
      <text:p text:style-name="P25">num=`expr $num + 1`<text:tab/><text:tab/>\\Ahora la variable num=2</text:p>
      <text:p text:style-name="P25"/>
      <text:p text:style-name="P25">Si la variable la declaras con, declare -i num=1, y después realizar num=num+1 también da 2.</text:p>
      <text:p text:style-name="P25"/>
      <text:p text:style-name="P39">La orden empotrada printf</text:p>
      <text:p text:style-name="P25">printf formato arg<text:tab/><text:tab/><text:tab/>\\El formato puede ser \b, \n, \t</text:p>
      <text:p text:style-name="P25">printf "hola"<text:tab/><text:tab/><text:tab/><text:tab/>\\Lo escribiría junto a nuestro nombre de usuario</text:p>
      <text:p text:style-name="P25">printf "hola\n"<text:tab/><text:tab/><text:tab/>\\Lo escribiría bien, hay que recordar las " "</text:p>
      <text:p text:style-name="P25"/>
      <text:p text:style-name="P25">Las especificaciones son las siguientes %d numero con signo, %f número decimal, %q entrecomilla una cadena, %s cadena sin comillas, %x número hexadecimal, %o n octal.</text:p>
      <text:p text:style-name="P25">printf "%d\n" 10<text:tab/><text:tab/><text:tab/>\\Imprime un número</text:p>
      <text:p text:style-name="P25">printf "%10d\n" 25<text:tab/><text:tab/><text:tab/>\\Lo imprime más cerca o lejos entre ellos, son los n de espacios</text:p>
      <text:p text:style-name="P25"/>
      <text:p text:style-name="P26">printf "%10s\n" hola<text:tab/><text:tab/>\\Sería para una cadena de caracteres</text:p>
      <text:p text:style-name="P26"/>
      <text:p text:style-name="P40">Alias</text:p>
      <text:p text:style-name="P27">Son para asignar a variables una orden, no el valor, si no la expresión, que haga exactamente lo mismo que si cambiamos la orden</text:p>
      <text:p text:style-name="P27"/>
      <text:p text:style-name="P27">alias directorio='ls -l'<text:tab/><text:tab/>\\Cuando escribamos directorio me muestra lo mismo que un ls -l</text:p>
      <text:p text:style-name="P27"/>
      <text:p text:style-name="P27"/>
      <text:p text:style-name="P27"/>
      <text:p text:style-name="P27"/>
      <text:p text:style-name="P40"><text:soft-page-break/>Órdenes de búsquedad: find y grep, egrep, fgrep</text:p>
      <text:p text:style-name="P41">Find</text:p>
      <text:p text:style-name="P27">Find busca archivos o directorios que cumplan unos criterios o características especificados</text:p>
      <text:p text:style-name="P40"/>
      <text:p text:style-name="P27">find / -name "*.c"<text:tab/><text:tab/><text:tab/>\\Busca en el directorio raiz cuyo nombre sea así</text:p>
      <text:p text:style-name="P27">find . -type f<text:tab/><text:tab/><text:tab/><text:tab/>\\Busca en el directorio actual que sean ficheros<text:span text:style-name="T3"> y d para dir</text:span></text:p>
      <text:p text:style-name="P27">find . -atime -2<text:tab/><text:tab/><text:tab/>\\Busca los archivos a los que se accedió hace menos de 2 días</text:p>
      <text:p text:style-name="P29">-size -10 o +5<text:tab/><text:tab/><text:tab/>\\Hace referencia al tamaño, en bloques, si lo queremos en byte</text:p>
      <text:p text:style-name="P29"><text:tab/><text:tab/><text:tab/><text:tab/><text:tab/>\\es </text:p>
      <text:p text:style-name="P29">! -name "*.c"<text:tab/><text:tab/><text:tab/>\\Todos los archivos que no terminen en .c</text:p>
      <text:p text:style-name="P29"/>
      <text:p text:style-name="P29">-name "*.c" -o -atime 5<text:tab/><text:tab/>\\Para poner 2 condiciones se separan con -o</text:p>
      <text:p text:style-name="P29"/>
      <text:p text:style-name="P30">Lo que hace la siguiente orden, el exec es un execute, cuando encuentra todos esos archivos, los elimina por el rm. Tiene que terminar con un espacio, un \ y ;. Se utiliza {} para indicar que son esos archivos.</text:p>
      <text:p text:style-name="P30"/>
      <text:p text:style-name="P30">find . -atime =100 -exec rm {} \;</text:p>
      <text:p text:style-name="P30"/>
      <text:p text:style-name="P30">-ok nos va preguntando si queremos realizar esa orden para cada archivo (en este caso borrar)</text:p>
      <text:p text:style-name="P30"/>
      <text:p text:style-name="P41">Grep</text:p>
      <text:p text:style-name="P28">Grep busca dentro del contenido de un fichero, entonces a lo mejor muestra todos los ficheros que contiene la palabra hola.</text:p>
      <text:p text:style-name="P28"/>
      <text:p text:style-name="P30">gren mundo *<text:tab/><text:tab/><text:tab/>\\Me mostrará los archivos que contienen la palabra mundo</text:p>
      <text:p text:style-name="P30"/>
      <text:p text:style-name="P30">Algunas opciones son, -x líneas que coinciden totalmente, -v selecciona las líneas que no tienen ese patrón, -c produce solamente un recuento de líneas coincidentes, -i ignora mayus o minus, -n añade el número de línea, -l selecciona solo los nombres de aquellos archivos que coinciden con la busqueda, -e permite usar varios patrones.</text:p>
      <text:p text:style-name="P30"/>
      <text:p text:style-name="P41">Guiones</text:p>
      <text:p text:style-name="P33">Un guión es un archivo de texto que contiene órdenes, y se utiliza para saber que ordenes ejecutar.</text:p>
      <text:p text:style-name="P30">Para hacer un gui<text:span text:style-name="T4">ón se empieza:</text:span></text:p>
      <text:p text:style-name="P31">#!/bin/bash</text:p>
      <text:p text:style-name="P31"/>
      <text:p text:style-name="P31">printf "El directorio $HOME contiene:\n"</text:p>
      <text:p text:style-name="P31">ls $HOME</text:p>
      <text:p text:style-name="P31"/>
      <text:p text:style-name="P31">... más ordenes</text:p>
      <text:p text:style-name="P31"/>
      <text:p text:style-name="P33">Para ejecutarlo escribimos:</text:p>
      <text:p text:style-name="P33">bash nombre_archivo</text:p>
      <text:p text:style-name="P33">Si queremos ejecutarlo de la forma ./nombre_archivo, hay que darle permisos de ejecución (chmod a+x nombre_archivo)</text:p>
      <text:p text:style-name="P31"/>
      <text:p text:style-name="P31">variable=ordenador</text:p>
      <text:p text:style-name="P31">printf "Me acabo de comprar un $variable\n"<text:tab/><text:tab/>\\Esta es la única que lo escribe bien</text:p>
      <text:p text:style-name="P31">printf 'Me acabo de comprar un $variable\n'</text:p>
      <text:p text:style-name="P31">printf "Me acabo de comprar un \$variable\n"</text:p>
      <text:p text:style-name="P34"/>
      <text:p text:style-name="P35"/>
      <text:p text:style-name="P35"/>
      <text:p text:style-name="P35"/>
      <text:p text:style-name="P35"><text:soft-page-break/>Se le pueden pasar argumentos al bash, para realizarlo se usa:</text:p>
      <text:p text:style-name="P35"/>
      <text:p text:style-name="P32">#!/bin/bash</text:p>
      <text:p text:style-name="P32">printf "El directorio $<text:span text:style-name="T5">1</text:span> contiene:\n"</text:p>
      <text:p text:style-name="P32">ls $<text:span text:style-name="T5">1</text:span></text:p>
      <text:p text:style-name="P32"/>
      <text:p text:style-name="P35">Ahora para ejecutarlo pasamos</text:p>
      <text:p text:style-name="P35">./prueba ./Descargas</text:p>
      <text:p text:style-name="P35">También se puede</text:p>
      <text:p text:style-name="P35">bash prueba ./Descargas</text:p>
      <text:p text:style-name="P35"/>
      <text:p text:style-name="P35">Para pasarle más, ponemos $2, asi hasta 9, si queremos más lo pasamos entre llaves ${n}</text:p>
      <text:p text:style-name="P35"/>
      <text:p text:style-name="P35">Con $*, imprime todos los argumen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53cm" fo:margin-right="0.94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0:07:34.045890264</meta:creation-date>
    <dc:date>2017-10-09T10:59:31.001177656</dc:date>
    <meta:editing-duration>PT1H52M37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5" meta:paragraph-count="148" meta:word-count="1409" meta:character-count="8291" meta:non-whitespace-character-count="6824"/>
  </office:meta>
</office:document-meta>
</file>